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6b8"/>
    </style:style>
    <style:style style:name="P2" style:family="paragraph" style:parent-style-name="Standard">
      <style:text-properties officeooo:rsid="000626b8" officeooo:paragraph-rsid="00062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sa semana os alunos do projeto, juntamente com as professoras Adrielle e Regiane foram ao desfazimento e fizeram a retirada de vários monitores para compor os kits para as doações para as instituições.</text:p>
      <text:p text:style-name="P1"/>
      <text:p text:style-name="P2">Inicialmente eles foram alocados na sala do ra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7S</meta:editing-duration>
    <meta:editing-cycles>3</meta:editing-cycles>
    <meta:generator>LibreOffice/5.1.3.2$Windows_x86 LibreOffice_project/644e4637d1d8544fd9f56425bd6cec110e49301b</meta:generator>
    <dc:date>2016-07-21T15:53:10.257000000</dc:date>
    <meta:document-statistic meta:table-count="0" meta:image-count="0" meta:object-count="0" meta:page-count="1" meta:paragraph-count="2" meta:word-count="41" meta:character-count="254" meta:non-whitespace-character-count="214"/>
    <meta:user-defined meta:name="Info 1"/>
    <meta:user-defined meta:name="Info 2"/>
    <meta:user-defined meta:name="Info 3"/>
    <meta:user-defined meta:name="Info 4"/>
  </office:meta>
</office:document-meta>
</file>